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2] Create function that will return true value if the given number is palindrome input should be user input.</text:span></text:p>
      <text:p text:style-name="P1"><text:span text:style-name="T1">Ans<text:s text:c="2"/></text:span></text:p>
      <text:p text:style-name="P1"><text:span text:style-name="T1"><text:s/>def is_palindrome(n):</text:span></text:p>
      <text:p text:style-name="P1"><text:span text:style-name="T1"><text:s text:c="4"/>if str(n) == str(n)[::-1]:</text:span></text:p>
      <text:p text:style-name="P1"><text:span text:style-name="T1"><text:s text:c="8"/>print("This is Palindrome")</text:span></text:p>
      <text:p text:style-name="P1"><text:span text:style-name="T1"><text:s text:c="4"/>else:</text:span></text:p>
      <text:p text:style-name="P1"><text:span text:style-name="T1"><text:s text:c="8"/>print("This is not palindrome")</text:span></text:p>
      <text:p text:style-name="P1"><text:span text:style-name="T1"><text:s/></text:span></text:p>
      <text:p text:style-name="P1"><text:span text:style-name="T1">n = int(input("Enter number:"))</text:span></text:p>
      <text:p text:style-name="P1"><text:span text:style-name="T1">result = is_palindrome(n)</text:span></text:p>
      <text:p text:style-name="P1"><text:span text:style-name="T1">print(result)</text:span></text:p>
      <text:p text:style-name="P1"><text:span text:style-name="T1">========================================================================</text:span></text:p>
      <text:p text:style-name="P1"><text:span text:style-name="T1">n = int(input("Enter number:"))</text:span></text:p>
      <text:p text:style-name="P1"><text:span text:style-name="T1">temp=n</text:span></text:p>
      <text:p text:style-name="P1"><text:span text:style-name="T1">rev=0</text:span></text:p>
      <text:p text:style-name="P1"><text:span text:style-name="T1">while(n&gt;0):</text:span></text:p>
      <text:p text:style-name="P1"><text:span text:style-name="T1"><text:s text:c="4"/>dig=n%10</text:span></text:p>
      <text:p text:style-name="P1"><text:span text:style-name="T1"><text:s text:c="4"/>rev=rev*10+dig</text:span></text:p>
      <text:p text:style-name="P1"><text:span text:style-name="T1"><text:s text:c="4"/>n=n//10</text:span></text:p>
      <text:p text:style-name="P1"><text:span text:style-name="T1">if(temp==rev):</text:span></text:p>
      <text:p text:style-name="P1"><text:span text:style-name="T1"><text:s text:c="4"/>print("The number is a palindrome!")</text:span></text:p>
      <text:p text:style-name="P1"><text:span text:style-name="T1">else:</text:span></text:p>
      <text:p text:style-name="P1"><text:span text:style-name="T1"><text:s text:c="4"/>print("The number isn't a palindrome!")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